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>February</text:p>
      <text:p text:style-name="Standard"><text:tab/>-first 2 weeks:</text:p>
      <text:p text:style-name="Standard"><text:tab/><text:tab/>-picking</text:p>
      <text:p text:style-name="Standard"><text:tab/><text:tab/>-collision detection w/ terrain</text:p>
      <text:p text:style-name="Standard"><text:tab/>-second 2 weeks:</text:p>
      <text:p text:style-name="Standard"><text:tab/><text:tab/>-AI walking, standing animations</text:p>
      <text:p text:style-name="Standard"><text:tab/><text:tab/>-collision detection w/ terrain</text:p>
      <text:p text:style-name="Standard"/>
      <text:p text:style-name="Standard">March</text:p>
      <text:p text:style-name="Standard"><text:tab/>-make full version of terrain</text:p>
      <text:p text:style-name="Standard"><text:tab/>-allow cubes to be moved</text:p>
      <text:p text:style-name="Standard"><text:tab/>-make person communication &amp; identification</text:p>
      <text:p text:style-name="Standard"><text:tab/><text:tab/>-AI can receive input from player and other AI</text:p>
      <text:p text:style-name="Standard"/>
      <text:p text:style-name="Standard">April</text:p>
      <text:p text:style-name="Standard"><text:tab/>-make AI understand basic language (process unput)</text:p>
      <text:p text:style-name="Standard"><text:tab/>-make person customizablility w/ textures (faces + groups)</text:p>
      <text:p text:style-name="Standard"><text:tab/></text:p>
      <text:p text:style-name="Standard">May/June</text:p>
      <text:p text:style-name="Standard"><text:tab/>-trees</text:p>
      <text:p text:style-name="Standard"><text:tab/>-water</text:p>
      <text:p text:style-name="Standard"><text:tab/>-animals</text:p>
      <text:p text:style-name="Standard"><text:tab/>-skybox</text:p>
      <text:p text:style-name="Standard"><text:tab/>-fire</text:p>
      <text:p text:style-name="Standard"><text:tab/>-crops</text:p>
      <text:p text:style-name="Standard"><text:tab/>-houses</text:p>
      <text:p text:style-name="Standard"><text:tab/>-menus</text:p>
      <text:p text:style-name="Standard"><text:tab/>-add sound</text:p>
      <text:p text:style-name="Standard">July</text:p>
      <text:p text:style-name="Standard"><text:tab/>-debug</text:p>
      <text:p text:style-name="Standard"><text:tab/>-organize and comment for future project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11S</meta:editing-duration>
    <meta:editing-cycles>14</meta:editing-cycles>
    <meta:generator>OpenOffice/4.0.0$Win32 OpenOffice.org_project/400m3$Build-9702</meta:generator>
    <dc:date>2014-02-03T11:40:06.97</dc:date>
    <dc:creator>Nate Schultz</dc:creator>
    <meta:document-statistic meta:table-count="0" meta:image-count="0" meta:object-count="0" meta:page-count="1" meta:paragraph-count="30" meta:word-count="82" meta:character-count="563"/>
    <meta:user-defined meta:name="Info 1"/>
    <meta:user-defined meta:name="Info 2"/>
    <meta:user-defined meta:name="Info 3"/>
    <meta:user-defined meta:name="Info 4"/>
  </office:meta>
</office:document-meta>
</file>